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3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1. Namnrym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1017"/>
        </table:table-row>
        <table:table-row table:style-name="ro3">
          <table:table-cell office:value-type="string">
            <text:p>14. Browser-kompatibilit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15. Fönstren går att flytta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number-columns-repeated="1017"/>
        </table:table-row>
        <table:table-row table:style-name="ro3">
          <table:table-cell office:value-type="string">
            <text:p>16. Fönstren går att ändra storlek på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number-columns-repeated="1017"/>
        </table:table-row>
        <table:table-row table:style-name="ro3">
          <table:table-cell office:value-type="string">
            <text:p>17. Context-Meny Memo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.5">
            <text:p>2,5</text:p>
          </table:table-cell>
          <table:table-cell table:number-columns-repeated="1017"/>
        </table:table-row>
        <table:table-row table:style-name="ro3">
          <table:table-cell office:value-type="string">
            <text:p>18. Context-Meny Rss-läsare</text:p>
          </table:table-cell>
          <table:table-cell table:number-columns-repeated="2" office:value-type="float" office:value="5">
            <text:p>5</text:p>
          </table:table-cell>
          <table:table-cell table:number-columns-repeated="4"/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13">
            <text:p>13</text:p>
          </table:table-cell>
          <table:table-cell table:style-name="ce6" table:formula="of:=[.D4]+[.D5]+[.D6]+[.D7]+[.D8]+[.D9]" office:value-type="float" office:value="0">
            <text:p>0</text:p>
          </table:table-cell>
          <table:table-cell table:style-name="ce6" table:formula="of:=[.E4]+[.E5]+[.E6]+[.E7]+[.E8]+[.E9]" office:value-type="float" office:value="0">
            <text:p>0</text:p>
          </table:table-cell>
          <table:table-cell table:style-name="ce6" table:formula="of:=[.F4]+[.F5]+[.F6]+[.F7]+[.F8]+[.F9]" office:value-type="float" office:value="0">
            <text:p>0</text:p>
          </table:table-cell>
          <table:table-cell table:style-name="ce6" table:formula="of:=[.G4]+[.G5]+[.G6]+[.G7]+[.G8]+[.G9]" office:value-type="float" office:value="3.5">
            <text:p>3,5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3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1cm" table:end-y="0.126cm" draw:z-index="0" draw:style-name="gr1" svg:width="14.831cm" svg:height="6.986cm" svg:x="2.845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8.01.2014</text:date>, <text:time>20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8T20:39:35.54</dc:date>
    <meta:editing-duration>PT45H14M32S</meta:editing-duration>
    <meta:editing-cycles>43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